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077" officeooo:paragraph-rsid="00157077"/>
    </style:style>
    <style:style style:name="P2" style:family="paragraph" style:parent-style-name="Standard">
      <style:text-properties officeooo:rsid="0016f45a" officeooo:paragraph-rsid="0016f4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mbda Usage:</text:p>
      <text:p text:style-name="P1"/>
      <text:p text:style-name="P1">1. Dynamically update Route 53 DNS record when instance created or deleted</text:p>
      <text:p text:style-name="P1"/>
      <text:p text:style-name="P2">2. Start stop EC2 automatically at regular intervals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2:06:33.480382476</meta:creation-date>
    <dc:date>2022-05-21T20:10:06.856322854</dc:date>
    <meta:editing-duration>PT7H53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22" meta:character-count="139" meta:non-whitespace-character-count="120"/>
  </office:meta>
</office:document-meta>
</file>